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style:font-face style:name="Arial" svg:font-family="Arial"/>
  </office:font-face-decls>
  <office:automatic-styles>
    <style:style style:family="table" style:name="ab2ba8c">
      <style:table-properties style:width="6.693in" table:align="margins"/>
    </style:style>
    <style:style style:family="table-column" style:name="a1ac48d">
      <style:table-column-properties style:column-width="1.3386in" style:rel-column-width="13107*"/>
    </style:style>
    <style:style style:family="table-cell" style:name="adcd625">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69ae67">
      <style:table-cell-properties fo:border="0.1pt solid #000000" fo:border-bottom="0.0007in solid #000000" fo:border-left="0.0007in solid #000000" fo:border-right="none" fo:border-top="none" fo:padding="0.0382in"/>
    </style:style>
    <style:style style:family="table-cell" style:name="a58c623">
      <style:table-cell-properties fo:border="0.0007in solid #000000" fo:padding="0.0382in"/>
    </style:style>
    <style:style style:family="table-cell" style:name="a716ad7">
      <style:table-cell-properties fo:border="0.0007in solid #000000" fo:border-bottom="0.0007in solid #000000" fo:border-top="none" fo:padding="0.0382in"/>
    </style:style>
    <style:style style:family="table-cell" style:name="a6c11a4">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62b0a6">
      <style:table-cell-properties fo:border="0.1pt solid #000000" fo:border-bottom="0.0007in solid #000000" fo:border-left="0.0007in solid #000000" fo:border-right="none" fo:border-top="none" fo:padding="0.0382in"/>
    </style:style>
    <style:style style:family="table-cell" style:name="a6d9407">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61f4b4">
      <style:table-cell-properties fo:border="0.1pt solid #000000" fo:border-bottom="0.0007in solid #000000" fo:border-left="0.0007in solid #000000" fo:border-right="none" fo:border-top="none" fo:padding="0.0382in"/>
    </style:style>
    <style:style style:family="table-cell" style:name="a6a755c">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095baa">
      <style:table-cell-properties fo:border="0.1pt solid #000000" fo:border-bottom="0.0007in solid #000000" fo:border-left="0.0007in solid #000000" fo:border-right="none" fo:border-top="none" fo:padding="0.0382in"/>
    </style:style>
    <style:style style:family="table-cell" style:name="a72b96e">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4104e7">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44f703">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e97990">
      <style:table-cell-properties fo:border="0.1pt solid #000000"/>
      <style:text-properties fo:color="#000000" fo:font-size="8.0pt" fo:font-weight="bold" style:font-name="Arial"/>
    </style:style>
    <style:style style:family="table-cell" style:name="a8bb05b">
      <style:table-cell-properties fo:border="0.1pt solid #000000" fo:border-bottom="0.0007in solid #000000" fo:border-left="0.0007in solid #000000" fo:border-right="none" fo:border-top="none" fo:padding="0.0382in"/>
    </style:style>
    <style:style style:family="table-cell" style:name="a4563bc">
      <style:table-cell-properties fo:border="0.1pt solid #000000" fo:border-bottom="0.0007in solid #000000" fo:border-left="0.0007in solid #000000" fo:border-right="none" fo:border-top="none" fo:padding="0.0382in"/>
    </style:style>
    <style:style style:family="table-cell" style:name="ad8e11d">
      <style:table-cell-properties fo:border="0.1pt solid #000000" fo:border-bottom="0.0007in solid #000000" fo:border-left="0.0007in solid #000000" fo:border-right="none" fo:border-top="none" fo:padding="0.0382in"/>
    </style:style>
    <style:style style:family="table-cell" style:name="ab55f22">
      <style:table-cell-properties fo:border="0.1pt solid #000000"/>
    </style:style>
    <style:style style:family="table-cell" style:name="a44e51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3f5d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01eb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5f10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9fab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d4e6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75ae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8a945">
      <style:table-cell-properties fo:border="0.1pt solid #000000"/>
      <style:text-properties fo:color="#000000" fo:font-size="8.0pt" style:font-name="Arial"/>
    </style:style>
    <style:style style:family="table-cell" style:name="a2d500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6f65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69e2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d572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a0fa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3c36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0535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2935d">
      <style:table-cell-properties fo:border="0.1pt solid #000000"/>
      <style:text-properties fo:color="#000000" fo:font-size="8.0pt" style:font-name="Arial"/>
    </style:style>
    <style:style style:family="table-cell" style:name="a6954d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fd7f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dded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5226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a2f3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e266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c313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3bf57">
      <style:table-cell-properties fo:border="0.1pt solid #000000"/>
      <style:text-properties fo:color="#000000" fo:font-size="8.0pt" style:font-name="Arial"/>
    </style:style>
    <style:style style:family="table-cell" style:name="a9b8ec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691e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dffb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e091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e637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d067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48cf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28b98">
      <style:table-cell-properties fo:border="0.1pt solid #000000"/>
      <style:text-properties fo:color="#000000" fo:font-size="8.0pt" style:font-name="Arial"/>
    </style:style>
    <style:style style:family="table-cell" style:name="ae5794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b221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32ab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51f9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fdac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f496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ce02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41ac6">
      <style:table-cell-properties fo:border="0.1pt solid #000000"/>
      <style:text-properties fo:color="#000000" fo:font-size="8.0pt" style:font-name="Arial"/>
    </style:style>
    <style:style style:family="table-cell" style:name="ae9c50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541a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edda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809e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775f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5a9f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5a87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6efa2">
      <style:table-cell-properties fo:border="0.1pt solid #000000"/>
      <style:text-properties fo:color="#000000" fo:font-size="8.0pt" style:font-name="Arial"/>
    </style:style>
    <style:style style:family="table-cell" style:name="a4c5fc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aede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e27e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9416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88ac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38b2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eff1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c1ccf">
      <style:table-cell-properties fo:border="0.1pt solid #000000"/>
      <style:text-properties fo:color="#000000" fo:font-size="8.0pt" style:font-name="Arial"/>
    </style:style>
    <style:style style:family="table-cell" style:name="a8530b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ac51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9db8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16ef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0da2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a1ee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fa44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c08a5">
      <style:table-cell-properties fo:border="0.1pt solid #000000"/>
      <style:text-properties fo:color="#000000" fo:font-size="8.0pt" style:font-name="Arial"/>
    </style:style>
    <style:style style:family="table-cell" style:name="a1a891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7376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5b29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ad86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2ba6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ae09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57e6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3c502">
      <style:table-cell-properties fo:border="0.1pt solid #000000"/>
      <style:text-properties fo:color="#000000" fo:font-size="8.0pt" style:font-name="Arial"/>
    </style:style>
    <style:style style:family="table-cell" style:name="a98481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f8b8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368a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3e27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e75e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e646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48d5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7fb19">
      <style:table-cell-properties fo:border="0.1pt solid #000000"/>
      <style:text-properties fo:color="#000000" fo:font-size="8.0pt" style:font-name="Arial"/>
    </style:style>
    <style:style style:family="table-cell" style:name="ad8b37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3b77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ec7b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5a6d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fdce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c799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951c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a6b43">
      <style:table-cell-properties fo:border="0.1pt solid #000000"/>
      <style:text-properties fo:color="#000000" fo:font-size="8.0pt" style:font-name="Arial"/>
    </style:style>
    <style:style style:family="table-cell" style:name="a7403d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00da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7a9f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b9d8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50c3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2a1b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3a89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f00ce">
      <style:table-cell-properties fo:border="0.1pt solid #000000"/>
      <style:text-properties fo:color="#000000" fo:font-size="8.0pt" style:font-name="Arial"/>
    </style:style>
    <style:style style:family="table-cell" style:name="a6ba4c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dbd5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eeed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95b0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3675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5db2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f1a0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d79cc">
      <style:table-cell-properties fo:border="0.1pt solid #000000"/>
      <style:text-properties fo:color="#000000" fo:font-size="8.0pt" style:font-name="Arial"/>
    </style:style>
    <style:style style:family="table-cell" style:name="a66294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527c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b644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b61e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fc6e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cc01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d9d2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ca2e6">
      <style:table-cell-properties fo:border="0.1pt solid #000000"/>
      <style:text-properties fo:color="#000000" fo:font-size="8.0pt" style:font-name="Arial"/>
    </style:style>
    <style:style style:family="table-cell" style:name="a10f40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f08d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ba43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008e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edad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ef95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9cf2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42728">
      <style:table-cell-properties fo:border="0.1pt solid #000000"/>
      <style:text-properties fo:color="#000000" fo:font-size="8.0pt" style:font-name="Arial"/>
    </style:style>
    <style:style style:family="table-cell" style:name="a7c93e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173d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9e5e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5746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2c0d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704f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59e8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1f3d6">
      <style:table-cell-properties fo:border="0.1pt solid #000000"/>
      <style:text-properties fo:color="#000000" fo:font-size="8.0pt" style:font-name="Arial"/>
    </style:style>
    <style:style style:family="table-cell" style:name="a88d3f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5a47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6c30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9a46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ace8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3516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a6a8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03038">
      <style:table-cell-properties fo:border="0.1pt solid #000000"/>
      <style:text-properties fo:color="#000000" fo:font-size="8.0pt" style:font-name="Arial"/>
    </style:style>
    <style:style style:family="table-cell" style:name="ab57ff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3a36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ff10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9966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a8fd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3abd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f965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8c96a">
      <style:table-cell-properties fo:border="0.1pt solid #000000"/>
      <style:text-properties fo:color="#000000" fo:font-size="8.0pt" style:font-name="Arial"/>
    </style:style>
    <style:style style:family="table-cell" style:name="aecdca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0bf4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7eec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c7b2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cf95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0037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c908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39230">
      <style:table-cell-properties fo:border="0.1pt solid #000000"/>
      <style:text-properties fo:color="#000000" fo:font-size="8.0pt" style:font-name="Arial"/>
    </style:style>
    <style:style style:family="table-cell" style:name="a1cd3f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dd97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3a57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8006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8ce9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5801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b4e4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bf6c1">
      <style:table-cell-properties fo:border="0.1pt solid #000000"/>
      <style:text-properties fo:color="#000000" fo:font-size="8.0pt" style:font-name="Arial"/>
    </style:style>
    <style:style style:family="table-cell" style:name="ab3d58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286e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2fe1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aaec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b3c4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6ecf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03ac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b4499">
      <style:table-cell-properties fo:border="0.1pt solid #000000"/>
      <style:text-properties fo:color="#000000" fo:font-size="8.0pt" style:font-name="Arial"/>
    </style:style>
    <style:style style:family="table-cell" style:name="a566ae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204b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96ab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95b7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da6c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d777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c9a6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4864c">
      <style:table-cell-properties fo:border="0.1pt solid #000000"/>
      <style:text-properties fo:color="#000000" fo:font-size="8.0pt" style:font-name="Arial"/>
    </style:style>
    <style:style style:family="table-cell" style:name="a627fb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7017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b63e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cae7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bac3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6c23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0622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ef34f">
      <style:table-cell-properties fo:border="0.1pt solid #000000"/>
      <style:text-properties fo:color="#000000" fo:font-size="8.0pt" style:font-name="Arial"/>
    </style:style>
    <style:style style:family="table-cell" style:name="a155e3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3396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5d9f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bbbb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e5b0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d4b9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082f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bf3d1">
      <style:table-cell-properties fo:border="0.1pt solid #000000"/>
      <style:text-properties fo:color="#000000" fo:font-size="8.0pt" style:font-name="Arial"/>
    </style:style>
    <style:style style:family="table-cell" style:name="a695f8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fe7b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49a2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0b17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19c0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828b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6a8c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5b882">
      <style:table-cell-properties fo:border="0.1pt solid #000000"/>
      <style:text-properties fo:color="#000000" fo:font-size="8.0pt" style:font-name="Arial"/>
    </style:style>
    <style:style style:family="table-cell" style:name="a004fe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c0b4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ca83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499d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8d0e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f143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f6e4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3666b">
      <style:table-cell-properties fo:border="0.1pt solid #000000"/>
      <style:text-properties fo:color="#000000" fo:font-size="8.0pt" style:font-name="Arial"/>
    </style:style>
    <style:style style:family="table-cell" style:name="aaf86f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57f2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f8b5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f30c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7a68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fd10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c03e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fd6b7">
      <style:table-cell-properties fo:border="0.1pt solid #000000"/>
      <style:text-properties fo:color="#000000" fo:font-size="8.0pt" style:font-name="Arial"/>
    </style:style>
    <style:style style:family="table-cell" style:name="a82b44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9e7b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c900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7cd9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41b1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1e13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c4b1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fea89">
      <style:table-cell-properties fo:border="0.1pt solid #000000"/>
      <style:text-properties fo:color="#000000" fo:font-size="8.0pt" style:font-name="Arial"/>
    </style:style>
    <style:style style:family="table-cell" style:name="a4a5f5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c738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4fcb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4612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6b88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590c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665e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572c7">
      <style:table-cell-properties fo:border="0.1pt solid #000000"/>
      <style:text-properties fo:color="#000000" fo:font-size="8.0pt" style:font-name="Arial"/>
    </style:style>
    <style:style style:family="table-cell" style:name="a0b1c2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d6fc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83bc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3877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e02e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b547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0ba2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babed">
      <style:table-cell-properties fo:border="0.1pt solid #000000"/>
      <style:text-properties fo:color="#000000" fo:font-size="8.0pt" style:font-name="Arial"/>
    </style:style>
    <style:style style:family="table-cell" style:name="ae2736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0b16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cf83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ead6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a1ab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07ca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3689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a4dde">
      <style:table-cell-properties fo:border="0.1pt solid #000000"/>
      <style:text-properties fo:color="#000000" fo:font-size="8.0pt" style:font-name="Arial"/>
    </style:style>
    <style:style style:family="table-cell" style:name="a367ec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fd1e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c2f7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14ab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592f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e3c0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6387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c2fae">
      <style:table-cell-properties fo:border="0.1pt solid #000000"/>
      <style:text-properties fo:color="#000000" fo:font-size="8.0pt" style:font-name="Arial"/>
    </style:style>
    <style:style style:family="table-cell" style:name="a45396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53fe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3366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22fd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07bc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8028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ff6b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67f7b">
      <style:table-cell-properties fo:border="0.1pt solid #000000"/>
      <style:text-properties fo:color="#000000" fo:font-size="8.0pt" style:font-name="Arial"/>
    </style:style>
    <style:style style:family="table-cell" style:name="a6883f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d244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1b2d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be79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2a08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62bf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c495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d8e35">
      <style:table-cell-properties fo:border="0.1pt solid #000000"/>
      <style:text-properties fo:color="#000000" fo:font-size="8.0pt" style:font-name="Arial"/>
    </style:style>
    <style:style style:family="table-cell" style:name="aa3dd2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91ab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888b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12ce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9fa5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a032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cf67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42f74">
      <style:table-cell-properties fo:border="0.1pt solid #000000"/>
      <style:text-properties fo:color="#000000" fo:font-size="8.0pt" style:font-name="Arial"/>
    </style:style>
    <style:style style:family="table-cell" style:name="a50cde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3be9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ebb6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a74f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a561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8187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ba01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2ad42">
      <style:table-cell-properties fo:border="0.1pt solid #000000"/>
      <style:text-properties fo:color="#000000" fo:font-size="8.0pt" style:font-name="Arial"/>
    </style:style>
    <style:style style:family="table-cell" style:name="aff09b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10bf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1432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98ca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32ef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5ec9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0f30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24ff1">
      <style:table-cell-properties fo:border="0.1pt solid #000000"/>
      <style:text-properties fo:color="#000000" fo:font-size="8.0pt" style:font-name="Arial"/>
    </style:style>
    <style:style style:family="table-cell" style:name="add431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8941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2d63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04aa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0bcd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7efa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64a7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a79e6">
      <style:table-cell-properties fo:border="0.1pt solid #000000"/>
      <style:text-properties fo:color="#000000" fo:font-size="8.0pt" style:font-name="Arial"/>
    </style:style>
    <style:style style:family="table-cell" style:name="a3fb3b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6868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0a66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7551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d364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cd3c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6c6f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c576e">
      <style:table-cell-properties fo:border="0.1pt solid #000000"/>
      <style:text-properties fo:color="#000000" fo:font-size="8.0pt" style:font-name="Arial"/>
    </style:style>
    <style:style style:family="table-cell" style:name="a1958c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08da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1122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1fb5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7471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333f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4da3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a2289">
      <style:table-cell-properties fo:border="0.1pt solid #000000"/>
      <style:text-properties fo:color="#000000" fo:font-size="8.0pt"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ab2ba8c">
        <table:table-column table:number-columns-repeated="5" table:style-name="a1ac48d"/>
        <table:table-column table:style-name="a1ac48d"/>
        <table:table-column table:style-name="a1ac48d"/>
        <table:table-column table:style-name="a1ac48d"/>
        <table:table-row>
          <table:table-cell table:style-name="a72b96e">
            <text:p>Nr.</text:p>
          </table:table-cell>
          <table:table-cell table:style-name="a4104e7">
            <text:p>Type</text:p>
          </table:table-cell>
          <table:table-cell table:style-name="a44f703">
            <text:p>Navn</text:p>
          </table:table-cell>
          <table:table-cell table:style-name="adcd625">
            <text:p>cpr</text:p>
          </table:table-cell>
          <table:table-cell table:style-name="a6c11a4">
            <text:p>Læge</text:p>
          </table:table-cell>
          <table:table-cell table:style-name="a6d9407">
            <text:p>Tiltrædes af</text:p>
          </table:table-cell>
          <table:table-cell table:style-name="a6a755c">
            <text:p>Erklæring afgivet</text:p>
          </table:table-cell>
          <table:table-cell table:style-name="ae97990">
            <text:p>Psykolog</text:p>
          </table:table-cell>
        </table:table-row>
        <table:table-row>
          <table:table-cell table:style-name="a8bb05b"/>
          <table:table-cell table:style-name="a4563bc"/>
          <table:table-cell table:style-name="ad8e11d"/>
          <table:table-cell table:style-name="a69ae67"/>
          <table:table-cell table:style-name="a62b0a6"/>
          <table:table-cell table:style-name="a61f4b4"/>
          <table:table-cell table:style-name="a095baa"/>
          <table:table-cell table:style-name="ab55f22"/>
        </table:table-row>
        <table:table-row>
          <table:table-cell table:style-name="a44e51f">
            <text:p>75</text:p>
          </table:table-cell>
          <table:table-cell table:style-name="aa3f5db">
            <text:p>PS</text:p>
          </table:table-cell>
          <table:table-cell table:style-name="a001ebb">
            <text:p>Mona Hansen</text:p>
          </table:table-cell>
          <table:table-cell table:style-name="ab5f105">
            <text:p>0405576486</text:p>
          </table:table-cell>
          <table:table-cell table:style-name="a29faba">
            <text:p>Harees, Farahna - lægekonsulent, speciallæge i psykiatri</text:p>
          </table:table-cell>
          <table:table-cell table:style-name="acd4e63">
            <text:p/>
          </table:table-cell>
          <table:table-cell table:style-name="af75aed">
            <text:p>Afsluttet</text:p>
          </table:table-cell>
          <table:table-cell table:style-name="ad8a945">
            <text:p/>
          </table:table-cell>
        </table:table-row>
        <table:table-row>
          <table:table-cell table:style-name="a2d5002">
            <text:p>50</text:p>
          </table:table-cell>
          <table:table-cell table:style-name="a06f65b">
            <text:p>PS</text:p>
          </table:table-cell>
          <table:table-cell table:style-name="a769e28">
            <text:p>Mathias Eskildsen</text:p>
          </table:table-cell>
          <table:table-cell table:style-name="add572a">
            <text:p>0606854451</text:p>
          </table:table-cell>
          <table:table-cell table:style-name="a5a0fa2">
            <text:p>Tøttrup, Jette - overlæge, speciallæge i psykiatri</text:p>
          </table:table-cell>
          <table:table-cell table:style-name="a03c36b">
            <text:p/>
          </table:table-cell>
          <table:table-cell table:style-name="a005356">
            <text:p>Afsluttet</text:p>
          </table:table-cell>
          <table:table-cell table:style-name="ae2935d">
            <text:p/>
          </table:table-cell>
        </table:table-row>
        <table:table-row>
          <table:table-cell table:style-name="a6954de">
            <text:p>80</text:p>
          </table:table-cell>
          <table:table-cell table:style-name="a6fd7f2">
            <text:p>PS</text:p>
          </table:table-cell>
          <table:table-cell table:style-name="abdded3">
            <text:p>Mona Hedegård</text:p>
          </table:table-cell>
          <table:table-cell table:style-name="ab52261">
            <text:p>0704483732</text:p>
          </table:table-cell>
          <table:table-cell table:style-name="a9a2f33">
            <text:p/>
          </table:table-cell>
          <table:table-cell table:style-name="a9e2662">
            <text:p/>
          </table:table-cell>
          <table:table-cell table:style-name="a3c3130">
            <text:p>Afsluttet</text:p>
          </table:table-cell>
          <table:table-cell table:style-name="ad3bf57">
            <text:p/>
          </table:table-cell>
        </table:table-row>
        <table:table-row>
          <table:table-cell table:style-name="a9b8ec0">
            <text:p>60</text:p>
          </table:table-cell>
          <table:table-cell table:style-name="aa691ec">
            <text:p>PS</text:p>
          </table:table-cell>
          <table:table-cell table:style-name="a7dffbf">
            <text:p>Hans Eskildsen</text:p>
          </table:table-cell>
          <table:table-cell table:style-name="a0e0918">
            <text:p>2708847895</text:p>
          </table:table-cell>
          <table:table-cell table:style-name="a6e637d">
            <text:p/>
          </table:table-cell>
          <table:table-cell table:style-name="a4d067f">
            <text:p/>
          </table:table-cell>
          <table:table-cell table:style-name="a248cfb">
            <text:p>Afsluttet</text:p>
          </table:table-cell>
          <table:table-cell table:style-name="a028b98">
            <text:p/>
          </table:table-cell>
        </table:table-row>
        <table:table-row>
          <table:table-cell table:style-name="ae5794a">
            <text:p>83</text:p>
          </table:table-cell>
          <table:table-cell table:style-name="afb2219">
            <text:p>PS</text:p>
          </table:table-cell>
          <table:table-cell table:style-name="ae32ab8">
            <text:p>Hans Hermansen</text:p>
          </table:table-cell>
          <table:table-cell table:style-name="a851f9c">
            <text:p>1404869607</text:p>
          </table:table-cell>
          <table:table-cell table:style-name="acfdaca">
            <text:p/>
          </table:table-cell>
          <table:table-cell table:style-name="aef4964">
            <text:p/>
          </table:table-cell>
          <table:table-cell table:style-name="a0ce02a">
            <text:p>Afsluttet</text:p>
          </table:table-cell>
          <table:table-cell table:style-name="a241ac6">
            <text:p/>
          </table:table-cell>
        </table:table-row>
        <table:table-row>
          <table:table-cell table:style-name="ae9c509">
            <text:p>52</text:p>
          </table:table-cell>
          <table:table-cell table:style-name="a8541a4">
            <text:p>PS</text:p>
          </table:table-cell>
          <table:table-cell table:style-name="aceddab">
            <text:p>Mogens Nielsen</text:p>
          </table:table-cell>
          <table:table-cell table:style-name="a9809e6">
            <text:p>0903687777</text:p>
          </table:table-cell>
          <table:table-cell table:style-name="a6775fa">
            <text:p/>
          </table:table-cell>
          <table:table-cell table:style-name="a25a9f7">
            <text:p/>
          </table:table-cell>
          <table:table-cell table:style-name="a95a870">
            <text:p>Afsluttet</text:p>
          </table:table-cell>
          <table:table-cell table:style-name="ae6efa2">
            <text:p/>
          </table:table-cell>
        </table:table-row>
        <table:table-row>
          <table:table-cell table:style-name="a4c5fc0">
            <text:p>36</text:p>
          </table:table-cell>
          <table:table-cell table:style-name="afaede1">
            <text:p>PS</text:p>
          </table:table-cell>
          <table:table-cell table:style-name="a2e27ec">
            <text:p>Kurt Madsen</text:p>
          </table:table-cell>
          <table:table-cell table:style-name="a69416e">
            <text:p>0511471645</text:p>
          </table:table-cell>
          <table:table-cell table:style-name="ac88ac8">
            <text:p>Harees, Farahna - lægekonsulent, speciallæge i psykiatri</text:p>
          </table:table-cell>
          <table:table-cell table:style-name="a038b2e">
            <text:p/>
          </table:table-cell>
          <table:table-cell table:style-name="a6eff18">
            <text:p>Afsluttet</text:p>
          </table:table-cell>
          <table:table-cell table:style-name="aac1ccf">
            <text:p/>
          </table:table-cell>
        </table:table-row>
        <table:table-row>
          <table:table-cell table:style-name="a8530b7">
            <text:p>31</text:p>
          </table:table-cell>
          <table:table-cell table:style-name="a7ac51d">
            <text:p>PS</text:p>
          </table:table-cell>
          <table:table-cell table:style-name="a99db88">
            <text:p>Ulla Eskildsen</text:p>
          </table:table-cell>
          <table:table-cell table:style-name="a616ef6">
            <text:p>1608450670</text:p>
          </table:table-cell>
          <table:table-cell table:style-name="a20da20">
            <text:p>Harees, Farahna - lægekonsulent, speciallæge i psykiatri</text:p>
          </table:table-cell>
          <table:table-cell table:style-name="ada1ee1">
            <text:p/>
          </table:table-cell>
          <table:table-cell table:style-name="a2fa44c">
            <text:p>Afsluttet</text:p>
          </table:table-cell>
          <table:table-cell table:style-name="a2c08a5">
            <text:p/>
          </table:table-cell>
        </table:table-row>
        <table:table-row>
          <table:table-cell table:style-name="a1a8910">
            <text:p>33</text:p>
          </table:table-cell>
          <table:table-cell table:style-name="ae7376e">
            <text:p>PS</text:p>
          </table:table-cell>
          <table:table-cell table:style-name="aa5b29e">
            <text:p>Mogens Østergaard</text:p>
          </table:table-cell>
          <table:table-cell table:style-name="a1ad862">
            <text:p>1506726613</text:p>
          </table:table-cell>
          <table:table-cell table:style-name="a12ba6b">
            <text:p>Harees, Farahna - lægekonsulent, speciallæge i psykiatri</text:p>
          </table:table-cell>
          <table:table-cell table:style-name="a5ae09a">
            <text:p/>
          </table:table-cell>
          <table:table-cell table:style-name="a457e6b">
            <text:p>Afsluttet</text:p>
          </table:table-cell>
          <table:table-cell table:style-name="a13c502">
            <text:p/>
          </table:table-cell>
        </table:table-row>
        <table:table-row>
          <table:table-cell table:style-name="a984812">
            <text:p>46</text:p>
          </table:table-cell>
          <table:table-cell table:style-name="aaf8b86">
            <text:p>PS</text:p>
          </table:table-cell>
          <table:table-cell table:style-name="a8368a2">
            <text:p>Emma Frost</text:p>
          </table:table-cell>
          <table:table-cell table:style-name="a43e27e">
            <text:p>1409632290</text:p>
          </table:table-cell>
          <table:table-cell table:style-name="aae75e3">
            <text:p/>
          </table:table-cell>
          <table:table-cell table:style-name="a8e6462">
            <text:p/>
          </table:table-cell>
          <table:table-cell table:style-name="a448d58">
            <text:p>Afsluttet</text:p>
          </table:table-cell>
          <table:table-cell table:style-name="ae7fb19">
            <text:p/>
          </table:table-cell>
        </table:table-row>
        <table:table-row>
          <table:table-cell table:style-name="ad8b37d">
            <text:p>37</text:p>
          </table:table-cell>
          <table:table-cell table:style-name="a23b77b">
            <text:p>PS</text:p>
          </table:table-cell>
          <table:table-cell table:style-name="adec7b7">
            <text:p>Hans Vestergaard</text:p>
          </table:table-cell>
          <table:table-cell table:style-name="a65a6d7">
            <text:p>0203495283</text:p>
          </table:table-cell>
          <table:table-cell table:style-name="abfdce2">
            <text:p>Harees, Farahna - lægekonsulent, speciallæge i psykiatri</text:p>
          </table:table-cell>
          <table:table-cell table:style-name="a5c7996">
            <text:p/>
          </table:table-cell>
          <table:table-cell table:style-name="a1951c8">
            <text:p>Afsluttet</text:p>
          </table:table-cell>
          <table:table-cell table:style-name="aba6b43">
            <text:p/>
          </table:table-cell>
        </table:table-row>
        <table:table-row>
          <table:table-cell table:style-name="a7403da">
            <text:p>74</text:p>
          </table:table-cell>
          <table:table-cell table:style-name="ab00da0">
            <text:p>PS</text:p>
          </table:table-cell>
          <table:table-cell table:style-name="a17a9fa">
            <text:p>Mathias Eskildsen</text:p>
          </table:table-cell>
          <table:table-cell table:style-name="abb9d86">
            <text:p>0504859075</text:p>
          </table:table-cell>
          <table:table-cell table:style-name="ae50c30">
            <text:p>Harees, Farahna - lægekonsulent, speciallæge i psykiatri</text:p>
          </table:table-cell>
          <table:table-cell table:style-name="aa2a1b1">
            <text:p/>
          </table:table-cell>
          <table:table-cell table:style-name="ae3a892">
            <text:p>Afsluttet</text:p>
          </table:table-cell>
          <table:table-cell table:style-name="a7f00ce">
            <text:p/>
          </table:table-cell>
        </table:table-row>
        <table:table-row>
          <table:table-cell table:style-name="a6ba4c4">
            <text:p>34</text:p>
          </table:table-cell>
          <table:table-cell table:style-name="a9dbd53">
            <text:p>PS</text:p>
          </table:table-cell>
          <table:table-cell table:style-name="a3eeed3">
            <text:p>Kurt Madsen</text:p>
          </table:table-cell>
          <table:table-cell table:style-name="a895b02">
            <text:p>1503515521</text:p>
          </table:table-cell>
          <table:table-cell table:style-name="a236756">
            <text:p>Harees, Farahna - lægekonsulent, speciallæge i psykiatri</text:p>
          </table:table-cell>
          <table:table-cell table:style-name="a15db24">
            <text:p/>
          </table:table-cell>
          <table:table-cell table:style-name="a7f1a04">
            <text:p>Afsluttet</text:p>
          </table:table-cell>
          <table:table-cell table:style-name="a0d79cc">
            <text:p/>
          </table:table-cell>
        </table:table-row>
        <table:table-row>
          <table:table-cell table:style-name="a662941">
            <text:p>38</text:p>
          </table:table-cell>
          <table:table-cell table:style-name="a3527c6">
            <text:p>PS</text:p>
          </table:table-cell>
          <table:table-cell table:style-name="a7b6445">
            <text:p>Mathilde Hansen</text:p>
          </table:table-cell>
          <table:table-cell table:style-name="a9b61ed">
            <text:p>2304660596</text:p>
          </table:table-cell>
          <table:table-cell table:style-name="aefc6e8">
            <text:p>Harees, Farahna - lægekonsulent, speciallæge i psykiatri</text:p>
          </table:table-cell>
          <table:table-cell table:style-name="a6cc01b">
            <text:p/>
          </table:table-cell>
          <table:table-cell table:style-name="afd9d2c">
            <text:p>Afsluttet</text:p>
          </table:table-cell>
          <table:table-cell table:style-name="a1ca2e6">
            <text:p/>
          </table:table-cell>
        </table:table-row>
        <table:table-row>
          <table:table-cell table:style-name="a10f40e">
            <text:p>47</text:p>
          </table:table-cell>
          <table:table-cell table:style-name="a5f08d7">
            <text:p>PS</text:p>
          </table:table-cell>
          <table:table-cell table:style-name="abba43f">
            <text:p>Jens Nielsen</text:p>
          </table:table-cell>
          <table:table-cell table:style-name="ae008e9">
            <text:p>2602683245</text:p>
          </table:table-cell>
          <table:table-cell table:style-name="adedade">
            <text:p/>
          </table:table-cell>
          <table:table-cell table:style-name="a8ef959">
            <text:p/>
          </table:table-cell>
          <table:table-cell table:style-name="a99cf2f">
            <text:p>Afsluttet</text:p>
          </table:table-cell>
          <table:table-cell table:style-name="ac42728">
            <text:p/>
          </table:table-cell>
        </table:table-row>
        <table:table-row>
          <table:table-cell table:style-name="a7c93ed">
            <text:p>40</text:p>
          </table:table-cell>
          <table:table-cell table:style-name="a2173df">
            <text:p>PS</text:p>
          </table:table-cell>
          <table:table-cell table:style-name="ad9e5ec">
            <text:p>Emma Vestergaard</text:p>
          </table:table-cell>
          <table:table-cell table:style-name="a457464">
            <text:p>0311795592</text:p>
          </table:table-cell>
          <table:table-cell table:style-name="a72c0de">
            <text:p>Harees, Farahna - lægekonsulent, speciallæge i psykiatri</text:p>
          </table:table-cell>
          <table:table-cell table:style-name="ac704ff">
            <text:p/>
          </table:table-cell>
          <table:table-cell table:style-name="ae59e8e">
            <text:p>Afsluttet</text:p>
          </table:table-cell>
          <table:table-cell table:style-name="a51f3d6">
            <text:p/>
          </table:table-cell>
        </table:table-row>
        <table:table-row>
          <table:table-cell table:style-name="a88d3fb">
            <text:p>39</text:p>
          </table:table-cell>
          <table:table-cell table:style-name="a95a47c">
            <text:p>PS</text:p>
          </table:table-cell>
          <table:table-cell table:style-name="a96c300">
            <text:p>Kurt Fischer</text:p>
          </table:table-cell>
          <table:table-cell table:style-name="a49a468">
            <text:p>0507428369</text:p>
          </table:table-cell>
          <table:table-cell table:style-name="abace8b">
            <text:p>Harees, Farahna - lægekonsulent, speciallæge i psykiatri</text:p>
          </table:table-cell>
          <table:table-cell table:style-name="a335160">
            <text:p/>
          </table:table-cell>
          <table:table-cell table:style-name="a3a6a86">
            <text:p>Afsluttet</text:p>
          </table:table-cell>
          <table:table-cell table:style-name="a803038">
            <text:p/>
          </table:table-cell>
        </table:table-row>
        <table:table-row>
          <table:table-cell table:style-name="ab57ffa">
            <text:p>45</text:p>
          </table:table-cell>
          <table:table-cell table:style-name="a33a36b">
            <text:p>PS</text:p>
          </table:table-cell>
          <table:table-cell table:style-name="a0ff10d">
            <text:p>Kurt Nielsen</text:p>
          </table:table-cell>
          <table:table-cell table:style-name="ae9966f">
            <text:p>0702775379</text:p>
          </table:table-cell>
          <table:table-cell table:style-name="aba8fd9">
            <text:p>Harees, Farahna - lægekonsulent, speciallæge i psykiatri</text:p>
          </table:table-cell>
          <table:table-cell table:style-name="af3abd1">
            <text:p/>
          </table:table-cell>
          <table:table-cell table:style-name="aaf9651">
            <text:p>Afsluttet</text:p>
          </table:table-cell>
          <table:table-cell table:style-name="a58c96a">
            <text:p/>
          </table:table-cell>
        </table:table-row>
        <table:table-row>
          <table:table-cell table:style-name="aecdca3">
            <text:p>56</text:p>
          </table:table-cell>
          <table:table-cell table:style-name="a90bf4c">
            <text:p>PS</text:p>
          </table:table-cell>
          <table:table-cell table:style-name="a97eecd">
            <text:p>Kurt Østergaard</text:p>
          </table:table-cell>
          <table:table-cell table:style-name="adc7b2e">
            <text:p>2206703929</text:p>
          </table:table-cell>
          <table:table-cell table:style-name="accf95b">
            <text:p/>
          </table:table-cell>
          <table:table-cell table:style-name="ad00377">
            <text:p/>
          </table:table-cell>
          <table:table-cell table:style-name="a1c9080">
            <text:p>Afsluttet</text:p>
          </table:table-cell>
          <table:table-cell table:style-name="a539230">
            <text:p/>
          </table:table-cell>
        </table:table-row>
        <table:table-row>
          <table:table-cell table:style-name="a1cd3f7">
            <text:p>44</text:p>
          </table:table-cell>
          <table:table-cell table:style-name="aedd97d">
            <text:p>PS</text:p>
          </table:table-cell>
          <table:table-cell table:style-name="a13a579">
            <text:p>Mathias Hermansen</text:p>
          </table:table-cell>
          <table:table-cell table:style-name="a480069">
            <text:p>0202805085</text:p>
          </table:table-cell>
          <table:table-cell table:style-name="a78ce95">
            <text:p>Harees, Farahna - lægekonsulent, speciallæge i psykiatri</text:p>
          </table:table-cell>
          <table:table-cell table:style-name="a558019">
            <text:p/>
          </table:table-cell>
          <table:table-cell table:style-name="aeb4e42">
            <text:p>Afsluttet</text:p>
          </table:table-cell>
          <table:table-cell table:style-name="a7bf6c1">
            <text:p/>
          </table:table-cell>
        </table:table-row>
        <table:table-row>
          <table:table-cell table:style-name="ab3d58c">
            <text:p>51</text:p>
          </table:table-cell>
          <table:table-cell table:style-name="a3286e3">
            <text:p>PS</text:p>
          </table:table-cell>
          <table:table-cell table:style-name="a42fe11">
            <text:p>Ingrid Fischer</text:p>
          </table:table-cell>
          <table:table-cell table:style-name="a5aaec0">
            <text:p>1002715390</text:p>
          </table:table-cell>
          <table:table-cell table:style-name="a6b3c46">
            <text:p/>
          </table:table-cell>
          <table:table-cell table:style-name="aa6ecf0">
            <text:p/>
          </table:table-cell>
          <table:table-cell table:style-name="ac03ac1">
            <text:p>Afsluttet</text:p>
          </table:table-cell>
          <table:table-cell table:style-name="aab4499">
            <text:p/>
          </table:table-cell>
        </table:table-row>
        <table:table-row>
          <table:table-cell table:style-name="a566ae5">
            <text:p>57</text:p>
          </table:table-cell>
          <table:table-cell table:style-name="a3204bd">
            <text:p>PS</text:p>
          </table:table-cell>
          <table:table-cell table:style-name="a996ab3">
            <text:p>Hans Hansen</text:p>
          </table:table-cell>
          <table:table-cell table:style-name="a795b7f">
            <text:p>0809779747</text:p>
          </table:table-cell>
          <table:table-cell table:style-name="a8da6c1">
            <text:p/>
          </table:table-cell>
          <table:table-cell table:style-name="a7d7773">
            <text:p/>
          </table:table-cell>
          <table:table-cell table:style-name="a3c9a66">
            <text:p>Afsluttet</text:p>
          </table:table-cell>
          <table:table-cell table:style-name="a24864c">
            <text:p/>
          </table:table-cell>
        </table:table-row>
        <table:table-row>
          <table:table-cell table:style-name="a627fb5">
            <text:p>81</text:p>
          </table:table-cell>
          <table:table-cell table:style-name="a570173">
            <text:p>PS</text:p>
          </table:table-cell>
          <table:table-cell table:style-name="a8b63ea">
            <text:p>Niels Frost</text:p>
          </table:table-cell>
          <table:table-cell table:style-name="aecae72">
            <text:p>1703629845</text:p>
          </table:table-cell>
          <table:table-cell table:style-name="a6bac35">
            <text:p/>
          </table:table-cell>
          <table:table-cell table:style-name="a16c230">
            <text:p/>
          </table:table-cell>
          <table:table-cell table:style-name="a60622a">
            <text:p>Afsluttet</text:p>
          </table:table-cell>
          <table:table-cell table:style-name="a1ef34f">
            <text:p/>
          </table:table-cell>
        </table:table-row>
        <table:table-row>
          <table:table-cell table:style-name="a155e3c">
            <text:p>49</text:p>
          </table:table-cell>
          <table:table-cell table:style-name="a133965">
            <text:p>PS</text:p>
          </table:table-cell>
          <table:table-cell table:style-name="a75d9f8">
            <text:p>Mogens Nielsen</text:p>
          </table:table-cell>
          <table:table-cell table:style-name="a3bbbb3">
            <text:p>2708777887</text:p>
          </table:table-cell>
          <table:table-cell table:style-name="a5e5b02">
            <text:p/>
          </table:table-cell>
          <table:table-cell table:style-name="a0d4b90">
            <text:p/>
          </table:table-cell>
          <table:table-cell table:style-name="a5082f0">
            <text:p>Afsluttet</text:p>
          </table:table-cell>
          <table:table-cell table:style-name="a0bf3d1">
            <text:p/>
          </table:table-cell>
        </table:table-row>
        <table:table-row>
          <table:table-cell table:style-name="a695f8c">
            <text:p>54</text:p>
          </table:table-cell>
          <table:table-cell table:style-name="aafe7be">
            <text:p>PS</text:p>
          </table:table-cell>
          <table:table-cell table:style-name="a849a2c">
            <text:p>Ulla Nielsen</text:p>
          </table:table-cell>
          <table:table-cell table:style-name="aa0b173">
            <text:p>0410494792</text:p>
          </table:table-cell>
          <table:table-cell table:style-name="a319c05">
            <text:p/>
          </table:table-cell>
          <table:table-cell table:style-name="a5828b1">
            <text:p/>
          </table:table-cell>
          <table:table-cell table:style-name="a86a8c8">
            <text:p>Afsluttet</text:p>
          </table:table-cell>
          <table:table-cell table:style-name="aa5b882">
            <text:p/>
          </table:table-cell>
        </table:table-row>
        <table:table-row>
          <table:table-cell table:style-name="a004fe5">
            <text:p>48</text:p>
          </table:table-cell>
          <table:table-cell table:style-name="a5c0b43">
            <text:p>PS</text:p>
          </table:table-cell>
          <table:table-cell table:style-name="a3ca832">
            <text:p>Niels Hansen</text:p>
          </table:table-cell>
          <table:table-cell table:style-name="a4499d9">
            <text:p>2007677591</text:p>
          </table:table-cell>
          <table:table-cell table:style-name="a38d0ee">
            <text:p/>
          </table:table-cell>
          <table:table-cell table:style-name="aef1431">
            <text:p/>
          </table:table-cell>
          <table:table-cell table:style-name="aaf6e4b">
            <text:p>Afsluttet</text:p>
          </table:table-cell>
          <table:table-cell table:style-name="a13666b">
            <text:p/>
          </table:table-cell>
        </table:table-row>
        <table:table-row>
          <table:table-cell table:style-name="aaf86f8">
            <text:p>76</text:p>
          </table:table-cell>
          <table:table-cell table:style-name="a957f20">
            <text:p>PS</text:p>
          </table:table-cell>
          <table:table-cell table:style-name="a8f8b5e">
            <text:p>Kurt Madsen</text:p>
          </table:table-cell>
          <table:table-cell table:style-name="a2f30c1">
            <text:p>1509682497</text:p>
          </table:table-cell>
          <table:table-cell table:style-name="a07a689">
            <text:p>Harees, Farahna - lægekonsulent, speciallæge i psykiatri</text:p>
          </table:table-cell>
          <table:table-cell table:style-name="acfd101">
            <text:p/>
          </table:table-cell>
          <table:table-cell table:style-name="abc03e1">
            <text:p>Afsluttet</text:p>
          </table:table-cell>
          <table:table-cell table:style-name="aafd6b7">
            <text:p/>
          </table:table-cell>
        </table:table-row>
        <table:table-row>
          <table:table-cell table:style-name="a82b440">
            <text:p>79</text:p>
          </table:table-cell>
          <table:table-cell table:style-name="a49e7bc">
            <text:p>PS</text:p>
          </table:table-cell>
          <table:table-cell table:style-name="a9c9003">
            <text:p>Mathilde Frost</text:p>
          </table:table-cell>
          <table:table-cell table:style-name="a17cd9b">
            <text:p>0806672974</text:p>
          </table:table-cell>
          <table:table-cell table:style-name="a441b12">
            <text:p/>
          </table:table-cell>
          <table:table-cell table:style-name="a61e131">
            <text:p/>
          </table:table-cell>
          <table:table-cell table:style-name="aec4b16">
            <text:p>Afsluttet</text:p>
          </table:table-cell>
          <table:table-cell table:style-name="a3fea89">
            <text:p/>
          </table:table-cell>
        </table:table-row>
        <table:table-row>
          <table:table-cell table:style-name="a4a5f50">
            <text:p>55</text:p>
          </table:table-cell>
          <table:table-cell table:style-name="a4c7385">
            <text:p>PS</text:p>
          </table:table-cell>
          <table:table-cell table:style-name="a84fcbc">
            <text:p>Mathias Madsen</text:p>
          </table:table-cell>
          <table:table-cell table:style-name="a84612f">
            <text:p>0209886161</text:p>
          </table:table-cell>
          <table:table-cell table:style-name="a46b885">
            <text:p/>
          </table:table-cell>
          <table:table-cell table:style-name="a7590c3">
            <text:p/>
          </table:table-cell>
          <table:table-cell table:style-name="ad665eb">
            <text:p>Afsluttet</text:p>
          </table:table-cell>
          <table:table-cell table:style-name="aa572c7">
            <text:p/>
          </table:table-cell>
        </table:table-row>
        <table:table-row>
          <table:table-cell table:style-name="a0b1c21">
            <text:p>82</text:p>
          </table:table-cell>
          <table:table-cell table:style-name="afd6fc5">
            <text:p>PS</text:p>
          </table:table-cell>
          <table:table-cell table:style-name="af83bc1">
            <text:p>Emma Madsen</text:p>
          </table:table-cell>
          <table:table-cell table:style-name="ae38776">
            <text:p>2409578542</text:p>
          </table:table-cell>
          <table:table-cell table:style-name="a7e02ed">
            <text:p/>
          </table:table-cell>
          <table:table-cell table:style-name="a5b547a">
            <text:p/>
          </table:table-cell>
          <table:table-cell table:style-name="ab0ba23">
            <text:p>Afsluttet</text:p>
          </table:table-cell>
          <table:table-cell table:style-name="a5babed">
            <text:p/>
          </table:table-cell>
        </table:table-row>
        <table:table-row>
          <table:table-cell table:style-name="ae27361">
            <text:p>41</text:p>
          </table:table-cell>
          <table:table-cell table:style-name="a40b16e">
            <text:p>PS</text:p>
          </table:table-cell>
          <table:table-cell table:style-name="a5cf834">
            <text:p>Lykke Hermansen</text:p>
          </table:table-cell>
          <table:table-cell table:style-name="a8ead64">
            <text:p>2702565342</text:p>
          </table:table-cell>
          <table:table-cell table:style-name="aca1ab4">
            <text:p>Harees, Farahna - lægekonsulent, speciallæge i psykiatri</text:p>
          </table:table-cell>
          <table:table-cell table:style-name="ad07cab">
            <text:p/>
          </table:table-cell>
          <table:table-cell table:style-name="a636895">
            <text:p>Afsluttet</text:p>
          </table:table-cell>
          <table:table-cell table:style-name="a4a4dde">
            <text:p/>
          </table:table-cell>
        </table:table-row>
        <table:table-row>
          <table:table-cell table:style-name="a367ecb">
            <text:p>59</text:p>
          </table:table-cell>
          <table:table-cell table:style-name="a1fd1eb">
            <text:p>PS</text:p>
          </table:table-cell>
          <table:table-cell table:style-name="abc2f74">
            <text:p>Mona Madsen</text:p>
          </table:table-cell>
          <table:table-cell table:style-name="ae14abc">
            <text:p>2211716172</text:p>
          </table:table-cell>
          <table:table-cell table:style-name="a4592f3">
            <text:p/>
          </table:table-cell>
          <table:table-cell table:style-name="abe3c0c">
            <text:p/>
          </table:table-cell>
          <table:table-cell table:style-name="a263879">
            <text:p>Afsluttet</text:p>
          </table:table-cell>
          <table:table-cell table:style-name="abc2fae">
            <text:p/>
          </table:table-cell>
        </table:table-row>
        <table:table-row>
          <table:table-cell table:style-name="a45396d">
            <text:p>42</text:p>
          </table:table-cell>
          <table:table-cell table:style-name="ab53fef">
            <text:p>PS</text:p>
          </table:table-cell>
          <table:table-cell table:style-name="ad3366a">
            <text:p>Ulla Madsen</text:p>
          </table:table-cell>
          <table:table-cell table:style-name="ad22fdd">
            <text:p>1802801426</text:p>
          </table:table-cell>
          <table:table-cell table:style-name="a307bc3">
            <text:p>Harees, Farahna - lægekonsulent, speciallæge i psykiatri</text:p>
          </table:table-cell>
          <table:table-cell table:style-name="a080285">
            <text:p/>
          </table:table-cell>
          <table:table-cell table:style-name="aaff6bc">
            <text:p>Afsluttet</text:p>
          </table:table-cell>
          <table:table-cell table:style-name="a867f7b">
            <text:p/>
          </table:table-cell>
        </table:table-row>
        <table:table-row>
          <table:table-cell table:style-name="a6883fc">
            <text:p>77</text:p>
          </table:table-cell>
          <table:table-cell table:style-name="a3d244a">
            <text:p>PS</text:p>
          </table:table-cell>
          <table:table-cell table:style-name="af1b2da">
            <text:p>Clara Hermansen</text:p>
          </table:table-cell>
          <table:table-cell table:style-name="abbe793">
            <text:p>1904499318</text:p>
          </table:table-cell>
          <table:table-cell table:style-name="af2a08c">
            <text:p>Harees, Farahna - lægekonsulent, speciallæge i psykiatri</text:p>
          </table:table-cell>
          <table:table-cell table:style-name="ae62bfc">
            <text:p/>
          </table:table-cell>
          <table:table-cell table:style-name="a3c4950">
            <text:p>Afsluttet</text:p>
          </table:table-cell>
          <table:table-cell table:style-name="aad8e35">
            <text:p/>
          </table:table-cell>
        </table:table-row>
        <table:table-row>
          <table:table-cell table:style-name="aa3dd26">
            <text:p>53</text:p>
          </table:table-cell>
          <table:table-cell table:style-name="a691ab1">
            <text:p>PS</text:p>
          </table:table-cell>
          <table:table-cell table:style-name="a8888b5">
            <text:p>Lykke Frost</text:p>
          </table:table-cell>
          <table:table-cell table:style-name="a412ce9">
            <text:p>1009767852</text:p>
          </table:table-cell>
          <table:table-cell table:style-name="a69fa54">
            <text:p/>
          </table:table-cell>
          <table:table-cell table:style-name="a8a032d">
            <text:p/>
          </table:table-cell>
          <table:table-cell table:style-name="aecf676">
            <text:p>Afsluttet</text:p>
          </table:table-cell>
          <table:table-cell table:style-name="a142f74">
            <text:p/>
          </table:table-cell>
        </table:table-row>
        <table:table-row>
          <table:table-cell table:style-name="a50cde1">
            <text:p>78</text:p>
          </table:table-cell>
          <table:table-cell table:style-name="a53be97">
            <text:p>PS</text:p>
          </table:table-cell>
          <table:table-cell table:style-name="a8ebb64">
            <text:p>Hans Fischer</text:p>
          </table:table-cell>
          <table:table-cell table:style-name="a7a74f4">
            <text:p>1904565211</text:p>
          </table:table-cell>
          <table:table-cell table:style-name="afa5612">
            <text:p>Harees, Farahna - lægekonsulent, speciallæge i psykiatri</text:p>
          </table:table-cell>
          <table:table-cell table:style-name="a081872">
            <text:p/>
          </table:table-cell>
          <table:table-cell table:style-name="a4ba017">
            <text:p>Afsluttet</text:p>
          </table:table-cell>
          <table:table-cell table:style-name="a02ad42">
            <text:p/>
          </table:table-cell>
        </table:table-row>
        <table:table-row>
          <table:table-cell table:style-name="aff09b7">
            <text:p>58</text:p>
          </table:table-cell>
          <table:table-cell table:style-name="ab10bf2">
            <text:p>PS</text:p>
          </table:table-cell>
          <table:table-cell table:style-name="a214320">
            <text:p>Clara Fischer</text:p>
          </table:table-cell>
          <table:table-cell table:style-name="ad98ca9">
            <text:p>0702623142</text:p>
          </table:table-cell>
          <table:table-cell table:style-name="a132efd">
            <text:p/>
          </table:table-cell>
          <table:table-cell table:style-name="ac5ec96">
            <text:p/>
          </table:table-cell>
          <table:table-cell table:style-name="af0f30b">
            <text:p>Afsluttet</text:p>
          </table:table-cell>
          <table:table-cell table:style-name="a924ff1">
            <text:p/>
          </table:table-cell>
        </table:table-row>
        <table:table-row>
          <table:table-cell table:style-name="add431d">
            <text:p>32</text:p>
          </table:table-cell>
          <table:table-cell table:style-name="a189418">
            <text:p>PS</text:p>
          </table:table-cell>
          <table:table-cell table:style-name="a02d638">
            <text:p>Dan Fischer</text:p>
          </table:table-cell>
          <table:table-cell table:style-name="a704aac">
            <text:p>0905572723</text:p>
          </table:table-cell>
          <table:table-cell table:style-name="a20bcd8">
            <text:p>Harees, Farahna - lægekonsulent, speciallæge i psykiatri</text:p>
          </table:table-cell>
          <table:table-cell table:style-name="ae7efa8">
            <text:p/>
          </table:table-cell>
          <table:table-cell table:style-name="a964a71">
            <text:p>Afsluttet</text:p>
          </table:table-cell>
          <table:table-cell table:style-name="a4a79e6">
            <text:p/>
          </table:table-cell>
        </table:table-row>
        <table:table-row>
          <table:table-cell table:style-name="a3fb3bc">
            <text:p>43</text:p>
          </table:table-cell>
          <table:table-cell table:style-name="a868683">
            <text:p>PS</text:p>
          </table:table-cell>
          <table:table-cell table:style-name="ae0a669">
            <text:p>Jens Hermansen</text:p>
          </table:table-cell>
          <table:table-cell table:style-name="a875518">
            <text:p>0506669331</text:p>
          </table:table-cell>
          <table:table-cell table:style-name="a1d3647">
            <text:p>Harees, Farahna - lægekonsulent, speciallæge i psykiatri</text:p>
          </table:table-cell>
          <table:table-cell table:style-name="a7cd3c7">
            <text:p/>
          </table:table-cell>
          <table:table-cell table:style-name="a16c6f8">
            <text:p>Afsluttet</text:p>
          </table:table-cell>
          <table:table-cell table:style-name="a7c576e">
            <text:p/>
          </table:table-cell>
        </table:table-row>
        <table:table-row>
          <table:table-cell table:style-name="a1958c7">
            <text:p>35</text:p>
          </table:table-cell>
          <table:table-cell table:style-name="a708da9">
            <text:p>PS</text:p>
          </table:table-cell>
          <table:table-cell table:style-name="a81122d">
            <text:p>Mogens Madsen</text:p>
          </table:table-cell>
          <table:table-cell table:style-name="ab1fb5c">
            <text:p>2111489313</text:p>
          </table:table-cell>
          <table:table-cell table:style-name="a37471e">
            <text:p>Harees, Farahna - lægekonsulent, speciallæge i psykiatri</text:p>
          </table:table-cell>
          <table:table-cell table:style-name="a6333f1">
            <text:p/>
          </table:table-cell>
          <table:table-cell table:style-name="a24da34">
            <text:p>Afsluttet</text:p>
          </table:table-cell>
          <table:table-cell table:style-name="a2a2289">
            <text:p/>
          </table:table-cell>
        </table:table-row>
      </table:table>
    </office:tex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fhp</dc:creator>
    <dc:date>2022-02-14T10:18:47</dc:date>
    <meta:editing-cycles>1</meta:editing-cycles>
    <meta:editing-duration>PT3.524S</meta:editing-duration>
    <meta:initial-creator>fhp</meta:initial-creator>
    <meta:creation-date>2022-02-14T10:18:43</meta:creation-date>
    <dc:language>en</dc:language>
  </office:meta>
</office:document-meta>
</file>